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automatic-styles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</office:automatic-styles>
  <office:body>
    <office:text text:use-soft-page-breaks="true">
      <text:p text:style-name="Normal"><text:span text:style-name="T1">Hello </text:span><text:span text:style-name="T2">World</text:span><text:span text:style-name="T3">!</text:span></text:p>
      <text:p text:style-name="Normal"><text:span text:style-name="T4">Lot of whitespace </text:span><text:span text:style-name="T5">here</text:span><text:span text:style-name="T6">! to be removed</text:span></text:p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styles>
    <style:style style:family="text" style:name="T1" style:display-name="T1">
      <style:text-properties/>
    </style:style>
    <style:style style:family="text" style:name="T2" style:display-name="T2">
      <style:text-properties fo:font-style="italic"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 fo:font-style="italic"/>
    </style:style>
    <style:style style:family="text" style:name="T6" style:display-name="T6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meta>
    <meta:generator>ODFPY/1.4.0</meta:generator>
  </office:meta>
</office:document-meta>
</file>